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ClassDefFoundError.NoClassDefFoun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ClassDefFoundError.NoClassDefFound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